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9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9.42cm" svg:y="1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302cm" svg:y1="1.883cm" svg:x2="10.302cm" svg:y2="2.905cm">
          <text:p/>
        </draw:line>
        <draw:frame draw:style-name="gr3" draw:text-style-name="P3" xml:id="id2" draw:id="id2" draw:layer="layout" svg:width="0.853cm" svg:height="0.962cm" svg:x="9.424cm" svg:y="1.881cm">
          <draw:text-box>
            <text:p>1</text:p>
          </draw:text-box>
        </draw:frame>
        <draw:custom-shape draw:style-name="gr1" draw:text-style-name="P1" draw:layer="layout" svg:width="1.84cm" svg:height="1.022cm" svg:x="7.237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119cm" svg:y1="4.229cm" svg:x2="8.119cm" svg:y2="5.251cm">
          <text:p/>
        </draw:line>
        <draw:custom-shape draw:style-name="gr4" draw:text-style-name="P4" draw:layer="layout" svg:width="0.204cm" svg:height="0.204cm" svg:x="8.528cm" svg:y="4.6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8.667cm" svg:y1="4.767cm" svg:x2="10.412cm" svg:y2="4.767cm">
          <text:p/>
        </draw:line>
        <draw:frame draw:style-name="gr3" draw:text-style-name="P3" draw:layer="layout" svg:width="0.853cm" svg:height="0.962cm" svg:x="10.425cm" svg:y="1.881cm">
          <draw:text-box>
            <text:p>2</text:p>
          </draw:text-box>
        </draw:frame>
        <draw:custom-shape draw:style-name="gr1" draw:text-style-name="P1" draw:layer="layout" svg:width="1.84cm" svg:height="1.022cm" svg:x="10.537cm" svg:y="4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419cm" svg:y1="4.23cm" svg:x2="11.419cm" svg:y2="5.252cm">
          <text:p/>
        </draw:line>
        <draw:line draw:style-name="gr2" draw:text-style-name="P2" draw:layer="layout" svg:x1="11.427cm" svg:y1="4.226cm" svg:x2="12.392cm" svg:y2="5.242cm">
          <text:p/>
        </draw:line>
        <draw:custom-shape draw:style-name="gr4" draw:text-style-name="P4" xml:id="id1" draw:id="id1" draw:layer="layout" svg:width="0.204cm" svg:height="0.204cm" svg:x="7.629cm" svg:y="4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04cm" svg:height="0.204cm" svg:x="10.83cm" svg:y="4.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line-skew="-1.065cm" svg:x1="7.803cm" svg:y1="4.813cm" svg:x2="9.424cm" svg:y2="2.362cm" draw:start-shape="id1" draw:start-glue-point="9" draw:end-shape="id2" draw:end-glue-point="3" svg:d="M7803 4813h-238v-2451h1859" svg:viewBox="0 0 1860 2452">
          <text:p/>
        </draw:connector>
        <draw:line draw:style-name="gr7" draw:text-style-name="P2" draw:layer="layout" svg:x1="11.007cm" svg:y1="4.81cm" svg:x2="9.737cm" svg:y2="2.905cm">
          <text:p/>
        </draw:line>
        <draw:custom-shape draw:style-name="gr8" draw:text-style-name="P1" draw:layer="layout" svg:width="9.525cm" svg:height="1.588cm" svg:x="6.562cm" svg:y="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.087cm" svg:y1="7.65cm" svg:x2="6.562cm" svg:y2="7.65cm">
          <text:p/>
        </draw:line>
        <draw:line draw:style-name="gr2" draw:text-style-name="P2" draw:layer="layout" svg:x1="10.419cm" svg:y1="6.897cm" svg:x2="10.419cm" svg:y2="8.485cm">
          <text:p/>
        </draw:line>
        <draw:line draw:style-name="gr2" draw:text-style-name="P2" draw:layer="layout" svg:x1="12.319cm" svg:y1="6.897cm" svg:x2="12.319cm" svg:y2="8.485cm">
          <text:p/>
        </draw:line>
        <draw:line draw:style-name="gr2" draw:text-style-name="P2" draw:layer="layout" svg:x1="8.419cm" svg:y1="6.897cm" svg:x2="8.419cm" svg:y2="8.485cm">
          <text:p/>
        </draw:line>
        <draw:frame draw:style-name="gr9" draw:text-style-name="P6" draw:layer="layout" svg:width="0.739cm" svg:height="0.725cm" svg:x="7.2cm" svg:y="6.18cm">
          <draw:text-box>
            <text:p text:style-name="P5">0</text:p>
          </draw:text-box>
        </draw:frame>
        <draw:frame draw:style-name="gr9" draw:text-style-name="P6" draw:layer="layout" svg:width="0.739cm" svg:height="0.725cm" svg:x="9.101cm" svg:y="6.181cm">
          <draw:text-box>
            <text:p text:style-name="P5">1</text:p>
          </draw:text-box>
        </draw:frame>
        <draw:frame draw:style-name="gr9" draw:text-style-name="P6" draw:layer="layout" svg:width="0.739cm" svg:height="0.725cm" svg:x="11.002cm" svg:y="6.182cm">
          <draw:text-box>
            <text:p text:style-name="P5">2</text:p>
          </draw:text-box>
        </draw:frame>
        <draw:frame draw:style-name="gr10" draw:text-style-name="P6" draw:layer="layout" svg:width="0.739cm" svg:height="0.725cm" svg:x="12.903cm" svg:y="6.183cm">
          <draw:text-box>
            <text:p text:style-name="P5">3</text:p>
          </draw:text-box>
        </draw:frame>
        <draw:line draw:style-name="gr2" draw:text-style-name="P2" draw:layer="layout" svg:x1="14.219cm" svg:y1="6.897cm" svg:x2="14.219cm" svg:y2="8.485cm">
          <text:p/>
        </draw:line>
        <draw:frame draw:style-name="gr9" draw:text-style-name="P6" draw:layer="layout" svg:width="0.739cm" svg:height="0.725cm" svg:x="14.704cm" svg:y="6.184cm">
          <draw:text-box>
            <text:p text:style-name="P5">4</text:p>
          </draw:text-box>
        </draw:frame>
        <draw:frame draw:style-name="gr11" draw:text-style-name="P8" draw:layer="layout" svg:width="1.459cm" svg:height="0.645cm" svg:x="5.075cm" svg:y="6.915cm">
          <draw:text-box>
            <text:p text:style-name="P7">heads</text:p>
          </draw:text-box>
        </draw:frame>
        <draw:frame draw:style-name="gr12" draw:text-style-name="P8" draw:layer="layout" svg:width="1.124cm" svg:height="0.645cm" svg:x="5.276cm" svg:y="7.816cm">
          <draw:text-box>
            <text:p text:style-name="P7">tails</text:p>
          </draw:text-box>
        </draw:frame>
        <draw:frame draw:style-name="gr13" draw:text-style-name="P8" draw:layer="layout" svg:width="0.891cm" svg:height="0.645cm" svg:x="8.976cm" svg:y="6.916cm">
          <draw:text-box>
            <text:p text:style-name="P7">p3</text:p>
          </draw:text-box>
        </draw:frame>
        <draw:frame draw:style-name="gr14" draw:text-style-name="P8" draw:layer="layout" svg:width="0.891cm" svg:height="0.645cm" svg:x="8.977cm" svg:y="7.717cm">
          <draw:text-box>
            <text:p text:style-name="P7">p2</text:p>
          </draw:text-box>
        </draw:frame>
        <draw:frame draw:style-name="gr14" draw:text-style-name="P8" draw:layer="layout" svg:width="0.891cm" svg:height="0.645cm" svg:x="10.877cm" svg:y="6.917cm">
          <draw:text-box>
            <text:p text:style-name="P7">p3</text:p>
          </draw:text-box>
        </draw:frame>
        <draw:frame draw:style-name="gr13" draw:text-style-name="P8" draw:layer="layout" svg:width="0.891cm" svg:height="0.645cm" svg:x="10.878cm" svg:y="7.718cm">
          <draw:text-box>
            <text:p text:style-name="P7">e0</text:p>
          </draw:text-box>
        </draw:frame>
        <draw:frame draw:style-name="gr14" draw:text-style-name="P8" draw:layer="layout" svg:width="0.891cm" svg:height="0.645cm" svg:x="12.878cm" svg:y="6.918cm">
          <draw:text-box>
            <text:p text:style-name="P7">n1</text:p>
          </draw:text-box>
        </draw:frame>
        <draw:frame draw:style-name="gr14" draw:text-style-name="P8" draw:layer="layout" svg:width="0.891cm" svg:height="0.645cm" svg:x="12.879cm" svg:y="7.719cm">
          <draw:text-box>
            <text:p text:style-name="P7">n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21:02:57.071235196</meta:creation-date>
    <dc:date>2023-04-22T21:12:47.885078925</dc:date>
    <meta:editing-duration>PT9M51S</meta:editing-duration>
    <meta:editing-cycles>1</meta:editing-cycles>
    <meta:document-statistic meta:object-count="34"/>
    <meta:generator>LibreOffice/7.0.4.2$Linux_X86_64 LibreOffice_project/00$Build-2</meta:generator>
  </office:meta>
</office:document-meta>
</file>